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5-05-07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5-01-3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4-10-03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4-06-05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4-03-20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3-12-1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3-09-1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3-05-3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3-03-1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2-12-19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2-09-2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2-07-27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2-05-1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2-01-19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1-11-16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1-09-0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1-07-23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1-05-1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1-03-2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1-01-1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0-11-1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0-09-0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0-07-0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0-04-09 0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20-01-0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9-11-13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9-09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9-07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9-05-2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9-03-14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8-12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8-10-1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8-08-1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8-06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8-04-2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8-03-2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8-01-3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7-11-2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7-09-1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7-05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7-02-15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6-12-15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6-12-0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6-10-26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6-07-0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6-05-2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6-04-21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6-03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5-12-30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5-11-0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5-08-2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5-06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5-04-3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5-03-05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5-01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4-11-0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4-09-0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4-07-0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4-04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4-01-27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3-12-0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3-10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3-08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3-06-1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3-04-1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3-03-1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2-12-3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2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2-08-3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2-07-0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2-04-2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2-02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1-12-14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1-10-2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1-08-26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1-06-2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1-04-2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1-02-18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0-12-0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0-10-20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0-09-03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0-07-01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0-04-2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10-02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9-12-2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9-10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7-10-0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7-08-0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7-06-1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7-06-1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7-05-1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7-03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6-12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6-09-2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6-07-1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6-04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6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5-11-19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5-10-0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5-07-1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5-05-1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5-05-0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5-03-2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5-01-2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5-01-2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4-12-0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4-10-2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4-09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4-07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4-05-0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4-02-19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3-12-0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3-11-06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3-08-2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3-07-02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3-05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3-02-1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3-01-1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2-10-3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0-12-01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0-10-16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0-07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0-05-3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0-03-30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0-02-28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2000-01-06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9-11-01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9-08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9-05-19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9-03-17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9-02-17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9-02-0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9-01-19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8-12-0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8-09-02 0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8-08-1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8-06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8-04-1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8-02-0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8-01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7-10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4</text:p>
          </table:table-cell>
          <table:table-cell office:value-type="string" calcext:value-type="string">
            <text:p>24N/36E-16A04</text:p>
          </table:table-cell>
          <table:table-cell office:value-type="string" calcext:value-type="string">
            <text:p>197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8" meta:object-count="0"/>
    <meta:user-defined meta:name="AppVersion">3.0</meta:user-defined>
  </office:meta>
</office:document-meta>
</file>